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7">
            <text:p>17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9">
            <text:p>9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B101]-[.C101]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2])" office:value-type="float" office:value="657">
            <text:p>657</text:p>
          </table:table-cell>
          <table:table-cell table:formula="of:=SUM([.C3:.C102])" office:value-type="float" office:value="644">
            <text:p>644</text:p>
          </table:table-cell>
          <table:table-cell table:formula="of:=SUM([.D3:.D102])" office:value-type="float" office:value="13">
            <text:p>13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18T20:56:55</dc:date>
    <meta:editing-duration>P13DT19H10M32S</meta:editing-duration>
    <meta:editing-cycles>1774</meta:editing-cycles>
    <meta:generator>LibreOffice/3.5$Linux_X86_64 LibreOffice_project/350m1$Build-2</meta:generator>
    <dc:creator>tristram </dc:creator>
    <meta:document-statistic meta:table-count="1" meta:cell-count="411" meta:object-count="0"/>
  </office:meta>
</office:document-meta>
</file>